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2.618cm"/>
    </style:style>
    <style:style style:name="Table2.B" style:family="table-column">
      <style:table-column-properties style:column-width="4.196cm"/>
    </style:style>
    <style:style style:name="Table2.C" style:family="table-column">
      <style:table-column-properties style:column-width="3.074cm"/>
    </style:style>
    <style:style style:name="Table2.D" style:family="table-column">
      <style:table-column-properties style:column-width="2.812cm"/>
    </style:style>
    <style:style style:name="Table2.E" style:family="table-column">
      <style:table-column-properties style:column-width="3.413cm"/>
    </style:style>
    <style:style style:name="Table2.F" style:family="table-column">
      <style:table-column-properties style:column-width="2.699cm"/>
    </style:style>
    <style:style style:name="Table2.G" style:family="table-column">
      <style:table-column-properties style:column-width="2.778cm"/>
    </style:style>
    <style:style style:name="Table2.H" style:family="table-column">
      <style:table-column-properties style:column-width="4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style:font-name-asian="Droid Sans" style:font-name-complex="DejaVu Sans"/>
    </style:style>
    <style:style style:name="P1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normal" officeooo:paragraph-rsid="00131f01" style:font-name-asian="Droid Sans" style:font-size-asian="12pt" style:font-weight-asian="normal" style:font-name-complex="DejaVu Sans" style:font-size-complex="12pt" style:font-weight-complex="normal"/>
    </style:style>
    <style:style style:name="P1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Nombre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7">Retenido</text:span></text:p>
          </table:table-cell>
          <table:table-cell table:style-name="Table2.H1" office:value-type="string">
            <text:p text:style-name="P3">Total Facturado</text:p>
          </table:table-cell>
        </table:table-row>
        <table:table-row>
          <table:table-cell table:style-name="Table2.A2" table:number-columns-spanned="8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2" office:value-type="string">
            <text:p text:style-name="P6"><text:placeholder text:placeholder-type="text" text:description="Tarifa Suministro">&lt;tupla[7]&gt;</text:placeholder></text:p>
          </table:table-cell>
        </table:table-row>
        <table:table-row>
          <table:table-cell table:style-name="Table2.A2" table:number-columns-spanned="8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1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1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1" text:outline-level="1"><text:placeholder text:placeholder-type="text" text:description="Mes">&lt;data['total_iva']&gt;</text:placeholder></text:h>
          </table:table-cell>
          <table:table-cell table:style-name="Table2.A2" office:value-type="string">
            <text:h text:style-name="P11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VENT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 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13T16:40:58.802225883">1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13T16:40:58.755081970</dc:date>
    <meta:editing-duration>P2DT6H33M35S</meta:editing-duration>
    <meta:editing-cycles>78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26" meta:word-count="48" meta:character-count="436" meta:non-whitespace-character-count="410"/>
  </office:meta>
</office:document-meta>
</file>